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300dc" draw:fill="solid" draw:fill-color="#2300dc" draw:textarea-horizontal-align="justify" draw:textarea-vertical-align="middle" draw:auto-grow-height="fals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3.489cm" svg:y="1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72cm" svg:height="4.572cm" svg:x="10.001cm" svg:y="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9.006cm" svg:height="5.62cm" svg:x="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9:24:10.409954989</meta:creation-date>
    <dc:date>2016-06-19T09:27:43.629278501</dc:date>
    <meta:editing-duration>PT2M11S</meta:editing-duration>
    <meta:editing-cycles>5</meta:editing-cycles>
    <meta:generator>LibreOffice/4.2.8.2$Linux_X86_64 LibreOffice_project/420m0$Build-2</meta:generator>
    <meta:document-statistic meta:object-count="3"/>
  </office:meta>
</office:document-meta>
</file>